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58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61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 style:leader-style="dotted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 style:leader-style="dotted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 style:leader-style="dotted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 style:leader-style="dotted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 style:leader-style="dotted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 style:leader-style="dotted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 style:leader-style="dotted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top="20.00pt" fo:margin-bottom="6.00pt"/>
    </style:style>
    <style:style style:name="P17" style:family="paragraph">
      <style:paragraph-properties fo:line-height="100.00%" fo:text-align="left" fo:margin-top="18.00pt" fo:margin-bottom="6.00pt"/>
    </style:style>
    <style:style style:name="P18" style:family="paragraph">
      <style:paragraph-properties fo:line-height="115.00%" fo:text-align="lef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/>
    </style:style>
    <style:style style:name="P20" style:family="paragraph">
      <style:paragraph-properties fo:line-height="115.00%" fo:text-align="left" fo:margin-left="36.00pt" fo:text-indent="0.00p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 fo:margin-top="18.00pt" fo:margin-bottom="6.00pt"/>
    </style:style>
    <style:style style:name="P23" style:family="paragraph">
      <style:paragraph-properties fo:line-height="100.00%" fo:text-align="left" fo:margin-top="20.00pt" fo:margin-bottom="6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top="20.00pt" fo:margin-bottom="6.00pt"/>
    </style:style>
    <style:style style:name="P26" style:family="paragraph">
      <style:paragraph-properties fo:line-height="100.00%" fo:text-align="left" fo:margin-top="18.00pt" fo:margin-bottom="6.00p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top="20.00pt" fo:margin-bottom="6.00pt"/>
    </style:style>
    <style:style style:name="P29" style:family="paragraph">
      <style:paragraph-properties fo:line-height="100.00%" fo:text-align="left" fo:margin-top="18.00pt" fo:margin-bottom="6.00pt"/>
    </style:style>
    <style:style style:name="P30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tab/>2</text:span></text:p>
      <text:p text:style-name="P8"><text:a xlink:href="#_xkbpxkl6umhk"><text:span text:style-name="T15">2 - …</text:span></text:a><text:span text:style-name="T16">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 additionnelles à la demande du client</text:span></text:a><text:span text:style-name="T22"><text:tab/>2</text:span></text:p>
      <text:p text:style-name="P10"><text:a xlink:href="#_gt5hgt2h0fn6"><text:span text:style-name="T24">1 - …</text:span></text:a><text:span text:style-name="T25"><text:tab/>2</text:span></text:p>
      <text:p text:style-name="P11"><text:a xlink:href="#_w04kirgfeg7j"><text:span text:style-name="T27">Annexe</text:span></text:a><text:span text:style-name="T28"><text:tab/>3</text:span></text:p>
      <text:p text:style-name="P12"><text:a xlink:href="#_3m019n8dyixe"><text:span text:style-name="T30">Rapport complet de l’audit Lighthouse</text:span></text:a><text:span text:style-name="T31"><text:tab/>3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4"><text:span text:style-name="T33">I - Comparatif avant et après optimisation</text:span></text:p>
      <text:p text:style-name="P15"><text:span text:style-name="T34"/></text:p>
      <text:p text:style-name="P15"><text:span text:style-name="T35">Score Lighthouse avant optimisation :</text:span></text:p>
      <text:p text:style-name="P15"><text:span text:style-name="T36"/></text:p>
      <text:p text:style-name="P15"><draw:frame text:anchor-type="as-char" svg:width="130.60mm" svg:height="31.96mm" style:rel-width="scale" style:rel-height="scale"><draw:object-ole xlink:href="OleObj1"/><draw:image xlink:href="ObjectReplacements/OleObj1"/></draw:frame><text:span text:style-name="T36"/></text:p>
      <text:p text:style-name="P15"><text:span text:style-name="T37">Score Lighthouse après optimisation :</text:span></text:p>
      <text:p text:style-name="P15"><text:span text:style-name="T38"/></text:p>
      <text:p text:style-name="P15"><draw:frame text:anchor-type="as-char" svg:width="131.87mm" svg:height="31.96mm" style:rel-width="scale" style:rel-height="scale"><draw:object-ole xlink:href="OleObj2"/><draw:image xlink:href="ObjectReplacements/OleObj2"/></draw:frame><text:span text:style-name="T38"/></text:p>
      <text:p text:style-name="P15"><text:span text:style-name="T38"/></text:p>
      <text:p text:style-name="P15"><text:span text:style-name="T38"/></text:p>
      <text:p text:style-name="P16"><text:span text:style-name="T39">II - Détails des optimisations effectuées</text:span></text:p>
      <text:p text:style-name="P17"><text:span text:style-name="T40">1 - Les images</text:span></text:p>
      <text:p text:style-name="P18"><text:span text:style-name="T41">Le projet comporte originalement<text:s/></text:span><text:span text:style-name="T42">15</text:span><text:span text:style-name="T43"><text:s/></text:span><text:span text:style-name="T44">images pour un poids total de<text:s/></text:span><text:span text:style-name="T45">29.4</text:span><text:span text:style-name="T46">MB</text:span><text:span text:style-name="T47">. Nous avons effectué les modifications suivantes aux images :</text:span></text:p>
      <text:p text:style-name="P18"><text:span text:style-name="T48"/></text:p>
      <text:list text:style-name="L19">
        <text:list-item>
          <text:p text:style-name="P19"><text:span text:style-name="T49">Redimensionnement :</text:span><text:span text:style-name="T50"><text:s/>Les images ont été redimensionnées pour correspondre aux dimensions affichées sur le site. </text:span></text:p>
        </text:list-item>
        <text:list-item>
          <text:p text:style-name="P19"><text:span text:style-name="T51">Compression :</text:span><text:span text:style-name="T52"><text:s/>Les images ont été compressées en utilisant Squoosh, permettant de réduire le poids des fichiers sans perte significative de qualité.</text:span></text:p>
        </text:list-item>
        <text:list-item>
          <text:p text:style-name="P19"><text:span text:style-name="T53">Format :</text:span><text:span text:style-name="T54"><text:s/>Les images ont été converties au format WebP, offrant une meilleure compression par rapport aux formats traditionnels comme JPEG et PNG.</text:span></text:p>
        </text:list-item>
      </text:list>
      <text:p text:style-name="P20"><text:span text:style-name="T55"/></text:p>
      <text:p text:style-name="P21"><text:span text:style-name="T56">Après les modifications, le poids total des images est de<text:s/></text:span><text:span text:style-name="T57">13.5MB</text:span><text:span text:style-name="T58"><text:s/></text:span><text:span text:style-name="T59">soit un gain de<text:s/></text:span><text:span text:style-name="T60">54.08</text:span><text:span text:style-name="T61">%.</text:span></text:p>
      <text:p text:style-name="P21"><text:span text:style-name="T62"/></text:p>
      <text:p text:style-name="P22"><text:span text:style-name="T63">2 - Le CSS</text:span></text:p>
      <text:p text:style-name="P22"><text:span text:style-name="T64">- Utilisation de variable CSS défnies avec "root" pour les différentes polices du site, mais aussi pour les couleurs. Cela améliore la maintenabilité et la consistance du code.</text:span></text:p>
      <text:p text:style-name="P22"><draw:frame text:anchor-type="as-char" svg:width="89.11mm" svg:height="65.19mm" style:rel-width="scale" style:rel-height="scale"><draw:object-ole xlink:href="OleObj3"/><draw:image xlink:href="ObjectReplacements/OleObj3"/></draw:frame><text:span text:style-name="T65"/></text:p>
      <text:p text:style-name="P22"><text:span text:style-name="T66">- Suppression des commentaires inutiles</text:span></text:p>
      <text:p text:style-name="P22"><draw:frame text:anchor-type="as-char" svg:width="70.91mm" svg:height="14.82mm" style:rel-width="scale" style:rel-height="scale"><draw:object-ole xlink:href="OleObj4"/><draw:image xlink:href="ObjectReplacements/OleObj4"/></draw:frame><text:span text:style-name="T67"/></text:p>
      <text:p text:style-name="P22"><text:span text:style-name="T67"/></text:p>
      <text:p text:style-name="P22"><text:span text:style-name="T68">3 - Préchargement des polices</text:span></text:p>
      <text:p text:style-name="P22"><draw:frame text:anchor-type="as-char" svg:width="122.98mm" svg:height="42.76mm" style:rel-width="scale" style:rel-height="scale"><draw:object-ole xlink:href="OleObj5"/><draw:image xlink:href="ObjectReplacements/OleObj5"/></draw:frame><text:span text:style-name="T69"/></text:p>
      <text:p text:style-name="P22"><text:span text:style-name="T70"><text:s/>Utilisation de rel="preload" et as="style" pour les polices.</text:span></text:p>
      <text:p text:style-name="P22"><text:span text:style-name="T70"><text:s/>Améliore les performances en garantissant que les polices sont prêtes lorsque le contenu est affiché.</text:span></text:p>
      <text:p text:style-name="P22"><text:span text:style-name="T71">4 - Description alternatives pour les images et "lazy" loading</text:span></text:p>
      <text:p text:style-name="P22"><draw:frame text:anchor-type="as-char" svg:width="81.07mm" svg:height="26.67mm" style:rel-width="scale" style:rel-height="scale"><draw:object-ole xlink:href="OleObj6"/><draw:image xlink:href="ObjectReplacements/OleObj6"/></draw:frame><text:span text:style-name="T72"/></text:p>
      <text:p text:style-name="P22"><draw:frame text:anchor-type="as-char" svg:width="92.08mm" svg:height="46.99mm" style:rel-width="scale" style:rel-height="scale"><draw:object-ole xlink:href="OleObj7"/><draw:image xlink:href="ObjectReplacements/OleObj7"/></draw:frame><text:span text:style-name="T72"/></text:p>
      <text:p text:style-name="P22"><text:span text:style-name="T73">L'attribut "alt" améliore l'accessibilité pour les utilisateurs de lecteurs d'écran et fournit du contexte lorsque les images ne se chargent pas.</text:span></text:p>
      <text:p text:style-name="P22"><text:span text:style-name="T73">loading= "lazy" réduit le temps de chargement initial de la page en chargeant les images uniquement lorsque l'utilisateur fait défiler la page. Améliore la performance et le SEO.</text:span></text:p>
      <text:p text:style-name="P22"><text:span text:style-name="T74"/></text:p>
      <text:p text:style-name="P23"><text:span text:style-name="T75">III - Accessibilité du site</text:span></text:p>
      <text:p text:style-name="P24"><draw:frame text:anchor-type="as-char" svg:width="96.52mm" svg:height="161.29mm" style:rel-width="scale" style:rel-height="scale"><draw:object-ole xlink:href="OleObj8"/><draw:image xlink:href="ObjectReplacements/OleObj8"/></draw:frame><text:span text:style-name="T76"/></text:p>
      <text:p text:style-name="P24"><text:span text:style-name="T77">[Lister les modifications faites pour valider l’accessibilité]</text:span></text:p>
      <text:p text:style-name="P24"><text:span text:style-name="T78"/></text:p>
      <text:p text:style-name="P24"><text:span text:style-name="T79">- Ajout de l'attribut lang="fr" pour indiquer que le contenu est en français.</text:span></text:p>
      <text:p text:style-name="P24"><text:span text:style-name="T79">- Modifications des niveaux de titres pour une hiérarchie correcte.</text:span></text:p>
      <text:p text:style-name="P24"><text:span text:style-name="T79">- Ajout de l'attribut 'alt' aux images pour aider les utilisateurs de lecteurs d'écran à comprendre le contenu des images.</text:span></text:p>
      <text:p text:style-name="P24"><text:span text:style-name="T79">- Ajout de données structurées en JSON-LD pour décrire l'entreprise, ce qui peut aider les moteurs de recherche à mieux comprendre le contenu de la page.</text:span></text:p>
      <text:p text:style-name="P24"><text:span text:style-name="T79">- Ajout d'attributs 'for' dans les labels des formulaires pour améliorer l'association entre labels et champs de formulaire.</text:span></text:p>
      <text:p text:style-name="P24"><text:span text:style-name="T79">- Ajout d'attributs 'aria-label' aux boutons de navigation pour améliorer l'accessibilité du carousel.</text:span></text:p>
      <text:p text:style-name="P24"><text:span text:style-name="T80"/></text:p>
      <text:p text:style-name="P25"><text:span text:style-name="T81">IV - Détails de réalisation additionnelles à la demande du client</text:span></text:p>
      <text:p text:style-name="P26"><text:span text:style-name="T82">1 - Référencement Local</text:span></text:p>
      <text:p text:style-name="P26"><text:span text:style-name="T83">Ajout de données structurées en JSON-LD pour décrire l'entreprise.</text:span></text:p>
      <text:p text:style-name="P26"><draw:frame text:anchor-type="as-char" svg:width="136.10mm" svg:height="153.88mm" style:rel-width="scale" style:rel-height="scale"><draw:object-ole xlink:href="OleObj9"/><draw:image xlink:href="ObjectReplacements/OleObj9"/></draw:frame><text:span text:style-name="T84"/></text:p>
      <text:p text:style-name="P26"><text:span text:style-name="T85">Aide les moteurs de recherche à mieux comprendre le contenu de la page.</text:span></text:p>
      <text:p text:style-name="P26"><text:span text:style-name="T86">2 - Ajout des balises meta pour les réseaux sociaux</text:span></text:p>
      <text:p text:style-name="P26"><draw:frame text:anchor-type="as-char" svg:width="139.28mm" svg:height="117.69mm" style:rel-width="scale" style:rel-height="scale"><draw:object-ole xlink:href="OleObj10"/><draw:image xlink:href="ObjectReplacements/OleObj10"/></draw:frame><text:span text:style-name="T87"/></text:p>
      <text:p text:style-name="P26"><text:span text:style-name="T87">Ces balises Open Graph permettent d'optimiser l'affichage du site web lorsqu'il est partagé sur les réseaux sociaux.</text:span></text:p>
      <text:p text:style-name="P26"><text:span text:style-name="T87"><text:s/></text:span></text:p>
      <text:p text:style-name="P26"><text:span text:style-name="T87"/></text:p>
      <text:p text:style-name="P27"><text:span text:style-name="T88"/></text:p>
      <text:p text:style-name="P27"><text:span text:style-name="T88"/></text:p>
      <text:p text:style-name="P28"><text:span text:style-name="T89">Annexe</text:span></text:p>
      <text:p text:style-name="P29"><text:span text:style-name="T90">Rapport complet de l’audit Lighthouse</text:span></text:p>
      <text:p text:style-name="P29"><text:span text:style-name="T91"/></text:p>
      <text:p text:style-name="P30"><text:span text:style-name="T91"/></text:p>
      <text:p text:style-name="P30"><text:span text:style-name="T91"/></text:p>
      <text:p text:style-name="P30"><text:span text:style-name="T9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